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95edf" officeooo:paragraph-rsid="00095edf"/>
    </style:style>
    <style:style style:name="P2" style:family="paragraph" style:parent-style-name="Heading_20_1">
      <style:text-properties officeooo:rsid="000b06eb" officeooo:paragraph-rsid="000b06eb"/>
    </style:style>
    <style:style style:name="P3" style:family="paragraph" style:parent-style-name="Heading_20_1">
      <style:text-properties officeooo:paragraph-rsid="000b06eb"/>
    </style:style>
    <style:style style:name="P4" style:family="paragraph" style:parent-style-name="Text_20_body">
      <style:text-properties officeooo:rsid="00095edf" officeooo:paragraph-rsid="00095edf"/>
    </style:style>
    <style:style style:name="P5" style:family="paragraph" style:parent-style-name="Text_20_body">
      <style:text-properties officeooo:rsid="000b06eb" officeooo:paragraph-rsid="000b06eb"/>
    </style:style>
    <style:style style:name="P6" style:family="paragraph" style:parent-style-name="Text_20_body">
      <style:text-properties officeooo:rsid="000db627" officeooo:paragraph-rsid="000db627"/>
    </style:style>
    <style:style style:name="P7" style:family="paragraph" style:parent-style-name="Text_20_body" style:list-style-name="L1">
      <style:text-properties fo:font-style="italic" officeooo:rsid="000db627" officeooo:paragraph-rsid="000db627" style:font-style-asian="italic" style:font-style-complex="italic"/>
    </style:style>
    <style:style style:name="P8" style:family="paragraph" style:parent-style-name="Text_20_body" style:list-style-name="L1">
      <style:text-properties fo:font-style="normal" officeooo:rsid="000db627" officeooo:paragraph-rsid="000db627" style:font-style-asian="normal" style:font-style-complex="normal"/>
    </style:style>
    <style:style style:name="P9" style:family="paragraph" style:parent-style-name="Title">
      <style:text-properties officeooo:rsid="00095edf" officeooo:paragraph-rsid="00095edf"/>
    </style:style>
    <style:style style:name="T1" style:family="text">
      <style:text-properties officeooo:rsid="000b06eb"/>
    </style:style>
    <style:style style:name="T2" style:family="text">
      <style:text-properties style:font-name="Liberation Sans" fo:font-size="18.2000007629395pt" fo:font-weight="bold" officeooo:rsid="000b06e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officeooo:rsid="000cefc2"/>
    </style:style>
    <style:style style:name="T4" style:family="text">
      <style:text-properties officeooo:rsid="000d49c8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ctivité : symétrie axiale</text:p>
      <text:h text:style-name="P1" text:outline-level="1">Objectif</text:h>
      <text:p text:style-name="P4">Revoir la symétrie axiale. Remarquer que la symétrie ne se fait pas nécessairement selon les lignes de la grille !</text:p>
      <text:h text:style-name="P1" text:outline-level="1">Modalités</text:h>
      <text:p text:style-name="P4">Par groupes de 4. <text:span text:style-name="T3">Durée 1 </text:span><text:span text:style-name="T4">à 2</text:span><text:span text:style-name="T3"> heure.</text:span></text:p>
      <text:p text:style-name="P4">Chaque élève à une fiche d’activité, mais les pièces du puzzle sont partagées.</text:p>
      <text:p text:style-name="P5">Pendant l’activité, le professeur passe auprès des élèves pour les aider à progresser.</text:p>
      <text:p text:style-name="P6">Pour l’exercice 4, le professeur fourni une grille vide pour y placer les pièces.</text:p>
      <text:p text:style-name="P4">À la fin de l’activité, les élèves rendent les pièces de puzzle au professeur.</text:p>
      <text:h text:style-name="P2" text:outline-level="1">Contenu</text:h>
      <text:list xml:id="list3972905603" text:style-name="L1">
        <text:list-item>
          <text:p text:style-name="P8">Activité - symétrie axiale</text:p>
        </text:list-item>
        <text:list-item>
          <text:p text:style-name="P7"><text:span text:style-name="T5">Activité - Symétrie axiale - bonus</text:span></text:p>
        </text:list-item>
        <text:list-item>
          <text:p text:style-name="P7"><text:span text:style-name="T5">Activité - Symétrie axiale - figures</text:span></text:p>
        </text:list-item>
        <text:list-item>
          <text:p text:style-name="P7"><text:span text:style-name="T5">Activité - Symétrie axiale - grille exo 4</text:span></text:p>
        </text:list-item>
      </text:list>
      <text:h text:style-name="P3" text:outline-level="1"><text:span text:style-name="T2">D</text:span><text:span text:style-name="T1">ifficultés</text:span></text:h>
      <text:p text:style-name="P5">Les niveaux sont assez hétérogènes, mais restent gérables.</text:p>
      <text:p text:style-name="P5">L’exercice 3 est souvent particulièrement complexe, ce qui peut détourner de son objectif qui est de faire une symétrie sur un axe diagonal.</text:p>
      <text:p text:style-name="P6">Pas de trace écrite 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12T19:05:29.496562356</dc:date>
    <meta:editing-duration>PT9M21S</meta:editing-duration>
    <meta:editing-cycles>6</meta:editing-cycles>
    <meta:document-statistic meta:table-count="0" meta:image-count="0" meta:object-count="0" meta:page-count="1" meta:paragraph-count="18" meta:word-count="155" meta:character-count="894" meta:non-whitespace-character-count="761"/>
  </office:meta>
</office:document-meta>
</file>